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454cm" fo:min-width="0.204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objectwithoutfill">
      <style:graphic-properties svg:stroke-color="#000000" draw:marker-end="Circle" draw:fill="solid" draw:textarea-vertical-align="middle"/>
    </style:style>
    <style:style style:name="gr7" style:family="graphic" style:parent-style-name="standard">
      <style:graphic-properties draw:fill="solid" draw:fill-color="#fff5ce" draw:textarea-horizontal-align="justify" draw:textarea-vertical-align="middle" draw:auto-grow-height="false" fo:min-height="3.56cm" fo:min-width="0.532cm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5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22cm"/>
      <style:paragraph-properties style:writing-mode="lr-tb"/>
    </style:style>
    <style:style style:name="gr24" style:family="graphic" style:parent-style-name="standard">
      <style:graphic-properties draw:fill="solid" draw:fill-color="#ffdbb6" draw:textarea-horizontal-align="justify" draw:textarea-vertical-align="middle" draw:auto-grow-height="false" fo:min-height="3.56cm" fo:min-width="0.532cm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objectwithoutfill">
      <style:graphic-properties svg:stroke-color="#000000" draw:marker-end="" draw:fill="solid" draw:textarea-vertical-align="middle"/>
    </style:style>
    <style:style style:name="gr35" style:family="graphic" style:parent-style-name="objectwithoutfill">
      <style:graphic-properties svg:stroke-color="#000000" draw:marker-start="" draw:marker-end="Circle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407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solid" draw:textarea-vertical-align="middle"/>
    </style:style>
    <style:style style:name="gr39" style:family="graphic" style:parent-style-name="standard">
      <style:graphic-properties draw:fill="none" draw:textarea-vertical-align="middle" draw:auto-grow-height="false" fo:min-height="3.362cm" fo:min-width="0cm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454cm" fo:min-width="0.204cm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fill="solid" draw:fill-color="#dee6ef" draw:textarea-horizontal-align="justify" draw:textarea-vertical-align="middle" draw:auto-grow-height="false" fo:min-height="3.56cm" fo:min-width="0.532cm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ee6e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objectwithoutfill">
      <style:graphic-properties svg:stroke-color="#000000" draw:fill="solid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5c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22pt" style:font-size-asian="22pt" style:font-size-complex="22pt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Math"/>
    </style:style>
    <style:style style:name="P9" style:family="paragraph">
      <loext:graphic-properties draw:fill="solid" draw:fill-color="#ffdbb6"/>
      <style:paragraph-properties fo:text-align="center"/>
    </style:style>
    <style:style style:name="P10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/>
      <style:paragraph-properties fo:text-align="center"/>
      <style:text-properties style:font-name="Times New Roman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style:font-name="Times New Roman"/>
    </style:style>
    <style:style style:name="P14" style:family="paragraph">
      <loext:graphic-properties draw:fill="solid" draw:fill-color="#dee6ef"/>
      <style:paragraph-properties fo:text-align="center"/>
    </style:style>
    <style:style style:name="P15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  <style:text-properties fo:color="#c9211e" style:font-name="Latin Modern Math"/>
    </style:style>
    <style:style style:name="T1" style:family="text">
      <style:text-properties style:font-name="Times New Roman"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Latin Modern Math" fo:font-style="italic" style:font-style-asian="italic" style:font-style-complex="italic"/>
    </style:style>
    <style:style style:name="T4" style:family="text">
      <style:text-properties style:text-position="-33% 58%" style:font-name="Latin Modern Math" fo:font-style="normal" style:font-style-asian="normal" style:font-style-complex="normal"/>
    </style:style>
    <style:style style:name="T5" style:family="text">
      <style:text-properties style:text-position="-33% 58%" style:font-name="Latin Modern Math"/>
    </style:style>
    <style:style style:name="T6" style:family="text">
      <style:text-properties style:text-position="0% 100%" style:font-name="Latin Modern Math"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fo:color="#c9211e"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1cm" svg:x="5.586cm" svg:y="9.31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2" draw:layer="layout" svg:x1="5.586cm" svg:y1="9.818cm" svg:x2="6.586cm" svg:y2="9.818cm">
            <text:p/>
          </draw:line>
        </draw:g>
        <draw:g>
          <draw:rect draw:style-name="gr3" draw:text-style-name="P3" draw:layer="layout" svg:width="1.372cm" svg:height="0.508cm" svg:x="6.535cm" svg:y="5.832cm">
            <text:p/>
          </draw:rect>
          <draw:line draw:style-name="gr4" draw:text-style-name="P4" draw:layer="layout" svg:x1="6.078cm" svg:y1="6.086cm" svg:x2="6.535cm" svg:y2="6.086cm">
            <text:p/>
          </draw:line>
          <draw:line draw:style-name="gr5" draw:text-style-name="P4" draw:layer="layout" svg:x1="7.907cm" svg:y1="6.086cm" svg:x2="8.364cm" svg:y2="6.086cm">
            <text:p/>
          </draw:line>
        </draw:g>
        <draw:line draw:style-name="gr6" draw:text-style-name="P5" draw:layer="layout" svg:x1="6.094cm" svg:y1="9.318cm" svg:x2="6.078cm" svg:y2="5.986cm">
          <text:p/>
        </draw:line>
        <draw:line draw:style-name="gr6" draw:text-style-name="P5" draw:layer="layout" svg:x1="6.094cm" svg:y1="10.318cm" svg:x2="6.081cm" svg:y2="14.023cm">
          <text:p/>
        </draw:line>
        <draw:g>
          <draw:custom-shape draw:style-name="gr7" draw:text-style-name="P6" draw:layer="layout" svg:width="1.032cm" svg:height="3.81cm" svg:x="8.872cm" svg:y="5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lue-point draw:id="4" svg:x="-4.928cm" svg:y="5cm"/>
              <draw:glue-point draw:id="5" svg:x="-4.928cm" svg:y="-5cm"/>
              <draw:line draw:style-name="gr8" draw:text-style-name="P4" draw:layer="layout" svg:x1="9.377cm" svg:y1="9.186cm" svg:x2="9.377cm" svg:y2="8.843cm">
                <text:p/>
              </draw:line>
              <draw:line draw:style-name="gr9" draw:text-style-name="P4" draw:layer="layout" svg:x1="9.377cm" svg:y1="7.812cm" svg:x2="9.377cm" svg:y2="7.469cm">
                <text:p/>
              </draw:line>
              <draw:path draw:style-name="gr10" draw:text-style-name="P3" draw:layer="layout" svg:width="0.257cm" svg:height="0.219cm" draw:transform="rotate (-1.5707963267949) translate (9.59647297083069cm 8.58450894387609cm)" svg:viewBox="0 0 258 220" svg:d="M258 220c-129-495-258 0-258 0">
                <text:p/>
              </draw:path>
              <draw:path draw:style-name="gr11" draw:text-style-name="P3" draw:layer="layout" svg:width="0.257cm" svg:height="0.219cm" draw:transform="rotate (-1.5707963267949) translate (9.59470150031706cm 8.32496143335686cm)" svg:viewBox="0 0 258 220" svg:d="M258 220c-129-495-258 0-258 0">
                <text:p/>
              </draw:path>
              <draw:path draw:style-name="gr12" draw:text-style-name="P3" draw:layer="layout" svg:width="0.257cm" svg:height="0.219cm" draw:transform="rotate (-1.5707963267949) translate (9.59647297083069cm 8.06678719008906cm)" svg:viewBox="0 0 258 220" svg:d="M258 220c-129-495-258 0-258 0">
                <text:p/>
              </draw:path>
              <draw:path draw:style-name="gr13" draw:text-style-name="P3" draw:layer="layout" svg:width="0.257cm" svg:height="0.219cm" draw:transform="rotate (-1.5707963267949) translate (9.59647297083069cm 7.81135948132411cm)" svg:viewBox="0 0 258 220" svg:d="M258 220c-129-495-258 0-258 0">
                <text:p/>
              </draw:path>
            </draw:g>
            <draw:g>
              <draw:rect draw:style-name="gr14" draw:text-style-name="P3" draw:layer="layout" svg:width="0.844cm" svg:height="0.264cm" draw:transform="rotate (1.5707963267949) translate (9.245cm 7.219cm)">
                <text:p/>
              </draw:rect>
              <draw:line draw:style-name="gr15" draw:text-style-name="P4" draw:layer="layout" svg:x1="9.377cm" svg:y1="7.501cm" svg:x2="9.377cm" svg:y2="7.219cm">
                <text:p/>
              </draw:line>
              <draw:line draw:style-name="gr16" draw:text-style-name="P4" draw:layer="layout" svg:x1="9.377cm" svg:y1="6.375cm" svg:x2="9.377cm" svg:y2="6.093cm">
                <text:p/>
              </draw:line>
            </draw:g>
          </draw:g>
        </draw:g>
        <draw:line draw:style-name="gr6" draw:text-style-name="P5" draw:layer="layout" svg:x1="8.362cm" svg:y1="6.089cm" svg:x2="9.484cm" svg:y2="6.089cm">
          <text:p/>
        </draw:line>
        <draw:g>
          <draw:line draw:style-name="gr17" draw:text-style-name="P4" draw:layer="layout" svg:x1="6.078cm" svg:y1="13.99cm" svg:x2="6.078cm" svg:y2="14.178cm">
            <text:p/>
          </draw:line>
          <draw:line draw:style-name="gr18" draw:text-style-name="P4" draw:layer="layout" svg:x1="5.89cm" svg:y1="14.178cm" svg:x2="6.265cm" svg:y2="14.178cm">
            <text:p/>
          </draw:line>
          <draw:line draw:style-name="gr19" draw:text-style-name="P4" draw:layer="layout" svg:x1="5.953cm" svg:y1="14.271cm" svg:x2="6.203cm" svg:y2="14.271cm">
            <text:p/>
          </draw:line>
          <draw:line draw:style-name="gr20" draw:text-style-name="P4" draw:layer="layout" svg:x1="6.015cm" svg:y1="14.365cm" svg:x2="6.14cm" svg:y2="14.365cm">
            <text:p/>
          </draw:line>
        </draw:g>
        <draw:frame draw:style-name="gr21" draw:text-style-name="P7" draw:layer="layout" svg:width="7.112cm" svg:height="1.27cm" svg:x="4.824cm" svg:y="2.108cm">
          <draw:text-box>
            <text:p><text:span text:style-name="T1">Circuit 1</text:span><text:span text:style-name="T2">: coil 1 &amp; 3</text:span></text:p>
          </draw:text-box>
        </draw:frame>
        <draw:frame draw:style-name="gr22" draw:text-style-name="P8" draw:layer="layout" svg:width="1.23cm" svg:height="1.835cm" svg:x="4.556cm" svg:y="9.02cm">
          <draw:text-box>
            <text:p><text:span text:style-name="T3">I</text:span><text:span text:style-name="T4">s</text:span><text:span text:style-name="T5">1</text:span></text:p>
          </draw:text-box>
        </draw:frame>
        <draw:frame draw:style-name="gr23" draw:text-style-name="P7" draw:layer="layout" svg:width="5.842cm" svg:height="1.47cm" svg:x="5.078cm" svg:y="16.57cm">
          <draw:text-box>
            <text:p><text:span text:style-name="T1">Circu</text:span><text:span text:style-name="T1">it 2</text:span><text:span text:style-name="T2">: </text:span><text:span text:style-name="T2">coil 2</text:span></text:p>
          </draw:text-box>
        </draw:frame>
        <draw:g>
          <draw:custom-shape draw:style-name="gr24" draw:text-style-name="P9" draw:layer="layout" svg:width="1.032cm" svg:height="3.81cm" svg:x="8.872cm" svg:y="10.4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lue-point draw:id="4" svg:x="-4.886cm" svg:y="-4.997cm"/>
              <draw:glue-point draw:id="5" svg:x="-4.886cm" svg:y="4.997cm"/>
              <draw:line draw:style-name="gr25" draw:text-style-name="P10" draw:layer="layout" svg:x1="9.377cm" svg:y1="13.926cm" svg:x2="9.377cm" svg:y2="13.583cm">
                <text:p/>
              </draw:line>
              <draw:line draw:style-name="gr26" draw:text-style-name="P10" draw:layer="layout" svg:x1="9.377cm" svg:y1="12.552cm" svg:x2="9.377cm" svg:y2="12.209cm">
                <text:p/>
              </draw:line>
              <draw:path draw:style-name="gr27" draw:text-style-name="P10" draw:layer="layout" svg:width="0.257cm" svg:height="0.219cm" draw:transform="rotate (-1.5707963267949) translate (9.59647297083069cm 13.3245089438761cm)" svg:viewBox="0 0 258 220" svg:d="M258 220c-129-495-258 0-258 0">
                <text:p/>
              </draw:path>
              <draw:path draw:style-name="gr28" draw:text-style-name="P10" draw:layer="layout" svg:width="0.257cm" svg:height="0.219cm" draw:transform="rotate (-1.5707963267949) translate (9.59470150031706cm 13.0649614333569cm)" svg:viewBox="0 0 258 220" svg:d="M258 220c-129-495-258 0-258 0">
                <text:p/>
              </draw:path>
              <draw:path draw:style-name="gr29" draw:text-style-name="P10" draw:layer="layout" svg:width="0.257cm" svg:height="0.219cm" draw:transform="rotate (-1.5707963267949) translate (9.59647297083069cm 12.8067871900891cm)" svg:viewBox="0 0 258 220" svg:d="M258 220c-129-495-258 0-258 0">
                <text:p/>
              </draw:path>
              <draw:path draw:style-name="gr30" draw:text-style-name="P10" draw:layer="layout" svg:width="0.257cm" svg:height="0.219cm" draw:transform="rotate (-1.5707963267949) translate (9.59647297083069cm 12.5513594813241cm)" svg:viewBox="0 0 258 220" svg:d="M258 220c-129-495-258 0-258 0">
                <text:p/>
              </draw:path>
            </draw:g>
            <draw:g>
              <draw:rect draw:style-name="gr31" draw:text-style-name="P10" draw:layer="layout" svg:width="0.844cm" svg:height="0.264cm" draw:transform="rotate (1.5707963267949) translate (9.245cm 11.959cm)">
                <text:p/>
              </draw:rect>
              <draw:line draw:style-name="gr32" draw:text-style-name="P10" draw:layer="layout" svg:x1="9.377cm" svg:y1="12.241cm" svg:x2="9.377cm" svg:y2="11.959cm">
                <text:p/>
              </draw:line>
              <draw:line draw:style-name="gr33" draw:text-style-name="P10" draw:layer="layout" svg:x1="9.377cm" svg:y1="11.115cm" svg:x2="9.377cm" svg:y2="10.833cm">
                <text:p/>
              </draw:line>
            </draw:g>
          </draw:g>
        </draw:g>
        <draw:line draw:style-name="gr34" draw:text-style-name="P5" draw:layer="layout" svg:x1="6.08cm" svg:y1="13.926cm" svg:x2="9.377cm" svg:y2="13.926cm">
          <text:p/>
        </draw:line>
        <draw:line draw:style-name="gr35" draw:text-style-name="P11" draw:layer="layout" svg:x1="9.378cm" svg:y1="9.144cm" svg:x2="9.373cm" svg:y2="10.108cm">
          <text:p/>
        </draw:line>
        <draw:frame draw:style-name="gr36" draw:text-style-name="P8" draw:layer="layout" svg:width="1.524cm" svg:height="1.043cm" svg:x="6.556cm" svg:y="4.821cm">
          <draw:text-box>
            <text:p><text:span text:style-name="T6">R</text:span><text:span text:style-name="T4">cl</text:span><text:span text:style-name="T5">1</text:span></text:p>
          </draw:text-box>
        </draw:frame>
        <draw:frame draw:style-name="gr37" draw:text-style-name="P12" draw:layer="layout" svg:width="2.286cm" svg:height="1.657cm" svg:x="12.036cm" svg:y="7.034cm">
          <draw:text-box>
            <text:p><text:span text:style-name="T7">Coil 1 (FEM)</text:span></text:p>
          </draw:text-box>
        </draw:frame>
        <draw:frame draw:style-name="gr37" draw:text-style-name="P12" draw:layer="layout" svg:width="2.286cm" svg:height="1.657cm" svg:x="12.09cm" svg:y="11.773cm">
          <draw:text-box>
            <text:p><text:span text:style-name="T7">C</text:span><text:span text:style-name="T7">oi</text:span><text:span text:style-name="T7">l </text:span><text:span text:style-name="T7">3 </text:span><text:span text:style-name="T7">(</text:span><text:span text:style-name="T7">F</text:span><text:span text:style-name="T7">E</text:span><text:span text:style-name="T7">M</text:span><text:span text:style-name="T7">)</text:span></text:p>
          </draw:text-box>
        </draw:frame>
        <draw:line draw:style-name="gr38" draw:text-style-name="P11" draw:layer="layout" svg:x1="10.212cm" svg:y1="14.3cm" svg:x2="10.212cm" svg:y2="10.49cm">
          <text:p/>
        </draw:line>
        <draw:line draw:style-name="gr38" draw:text-style-name="P11" draw:layer="layout" svg:x1="10.212cm" svg:y1="9.474cm" svg:x2="10.212cm" svg:y2="5.664cm">
          <text:p/>
        </draw:line>
        <draw:line draw:style-name="gr38" draw:text-style-name="P11" draw:layer="layout" svg:x1="8.38cm" svg:y1="4.648cm" svg:x2="5.84cm" svg:y2="4.648cm">
          <text:p/>
        </draw:line>
        <draw:frame draw:style-name="gr21" draw:text-style-name="P8" draw:layer="layout" svg:width="1.47cm" svg:height="1.27cm" svg:x="10.012cm" svg:y="6.934cm">
          <draw:text-box>
            <text:p><text:span text:style-name="T6">V</text:span><text:span text:style-name="T5">1,1</text:span></text:p>
          </draw:text-box>
        </draw:frame>
        <draw:frame draw:style-name="gr21" draw:text-style-name="P8" draw:layer="layout" svg:width="1.47cm" svg:height="1.27cm" svg:x="10.012cm" svg:y="11.506cm">
          <draw:text-box>
            <text:p><text:span text:style-name="T6">V</text:span><text:span text:style-name="T4">1,3</text:span></text:p>
          </draw:text-box>
        </draw:frame>
        <draw:custom-shape draw:style-name="gr39" draw:text-style-name="P13" draw:layer="layout" svg:width="1.016cm" svg:height="3.81cm" svg:x="10.92cm" svg:y="5.6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13" draw:layer="layout" svg:width="1.016cm" svg:height="3.81cm" svg:x="11.028cm" svg:y="10.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8" draw:layer="layout" svg:width="1.524cm" svg:height="1.27cm" svg:x="6.602cm" svg:y="3.632cm">
          <draw:text-box>
            <text:p><text:span text:style-name="T6">V</text:span><text:span text:style-name="T4">cl</text:span><text:span text:style-name="T5">1</text:span></text:p>
          </draw:text-box>
        </draw:frame>
        <draw:line draw:style-name="gr38" draw:text-style-name="P11" draw:layer="layout" svg:x1="4.302cm" svg:y1="14.108cm" svg:x2="4.316cm" svg:y2="6.072cm">
          <text:p/>
        </draw:line>
        <draw:frame draw:style-name="gr21" draw:text-style-name="P8" draw:layer="layout" svg:width="1.524cm" svg:height="1.27cm" svg:x="3.246cm" svg:y="8.958cm">
          <draw:text-box>
            <text:p><text:span text:style-name="T6">V</text:span><text:span text:style-name="T4">s</text:span><text:span text:style-name="T5">1</text:span></text:p>
          </draw:text-box>
        </draw:frame>
        <draw:g>
          <draw:custom-shape draw:style-name="gr40" draw:text-style-name="P1" draw:layer="layout" svg:width="1cm" svg:height="1cm" svg:x="5.74cm" svg:y="21.6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1" draw:text-style-name="P2" draw:layer="layout" svg:x1="5.74cm" svg:y1="22.17cm" svg:x2="6.74cm" svg:y2="22.17cm">
            <text:p/>
          </draw:line>
        </draw:g>
        <draw:g>
          <draw:rect draw:style-name="gr42" draw:text-style-name="P3" draw:layer="layout" svg:width="1.372cm" svg:height="0.508cm" svg:x="6.689cm" svg:y="20.149cm">
            <text:p/>
          </draw:rect>
          <draw:line draw:style-name="gr43" draw:text-style-name="P4" draw:layer="layout" svg:x1="6.232cm" svg:y1="20.403cm" svg:x2="6.689cm" svg:y2="20.403cm">
            <text:p/>
          </draw:line>
          <draw:line draw:style-name="gr44" draw:text-style-name="P4" draw:layer="layout" svg:x1="8.061cm" svg:y1="20.403cm" svg:x2="8.518cm" svg:y2="20.403cm">
            <text:p/>
          </draw:line>
        </draw:g>
        <draw:line draw:style-name="gr6" draw:text-style-name="P5" draw:layer="layout" svg:x1="6.232cm" svg:y1="21.67cm" svg:x2="6.232cm" svg:y2="20.303cm">
          <text:p/>
        </draw:line>
        <draw:g>
          <draw:custom-shape draw:style-name="gr45" draw:text-style-name="P14" draw:layer="layout" svg:width="1.032cm" svg:height="3.81cm" svg:x="9.026cm" svg:y="20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lue-point draw:id="4" svg:x="-4.928cm" svg:y="5cm"/>
              <draw:glue-point draw:id="5" svg:x="-4.928cm" svg:y="-5cm"/>
              <draw:line draw:style-name="gr46" draw:text-style-name="P15" draw:layer="layout" svg:x1="9.531cm" svg:y1="23.503cm" svg:x2="9.531cm" svg:y2="23.16cm">
                <text:p/>
              </draw:line>
              <draw:line draw:style-name="gr47" draw:text-style-name="P15" draw:layer="layout" svg:x1="9.531cm" svg:y1="22.129cm" svg:x2="9.531cm" svg:y2="21.786cm">
                <text:p/>
              </draw:line>
              <draw:path draw:style-name="gr48" draw:text-style-name="P15" draw:layer="layout" svg:width="0.257cm" svg:height="0.219cm" draw:transform="rotate (-1.5707963267949) translate (9.75047297083069cm 22.9015089438761cm)" svg:viewBox="0 0 258 220" svg:d="M258 220c-129-495-258 0-258 0">
                <text:p/>
              </draw:path>
              <draw:path draw:style-name="gr49" draw:text-style-name="P15" draw:layer="layout" svg:width="0.257cm" svg:height="0.219cm" draw:transform="rotate (-1.5707963267949) translate (9.74870150031706cm 22.6419614333569cm)" svg:viewBox="0 0 258 220" svg:d="M258 220c-129-495-258 0-258 0">
                <text:p/>
              </draw:path>
              <draw:path draw:style-name="gr50" draw:text-style-name="P15" draw:layer="layout" svg:width="0.257cm" svg:height="0.219cm" draw:transform="rotate (-1.5707963267949) translate (9.75047297083069cm 22.3837871900891cm)" svg:viewBox="0 0 258 220" svg:d="M258 220c-129-495-258 0-258 0">
                <text:p/>
              </draw:path>
              <draw:path draw:style-name="gr51" draw:text-style-name="P15" draw:layer="layout" svg:width="0.257cm" svg:height="0.219cm" draw:transform="rotate (-1.5707963267949) translate (9.75047297083069cm 22.1283594813241cm)" svg:viewBox="0 0 258 220" svg:d="M258 220c-129-495-258 0-258 0">
                <text:p/>
              </draw:path>
            </draw:g>
            <draw:g>
              <draw:rect draw:style-name="gr52" draw:text-style-name="P15" draw:layer="layout" svg:width="0.844cm" svg:height="0.264cm" draw:transform="rotate (1.5707963267949) translate (9.399cm 21.536cm)">
                <text:p/>
              </draw:rect>
              <draw:line draw:style-name="gr53" draw:text-style-name="P15" draw:layer="layout" svg:x1="9.531cm" svg:y1="21.818cm" svg:x2="9.531cm" svg:y2="21.536cm">
                <text:p/>
              </draw:line>
              <draw:line draw:style-name="gr54" draw:text-style-name="P15" draw:layer="layout" svg:x1="9.531cm" svg:y1="20.692cm" svg:x2="9.531cm" svg:y2="20.41cm">
                <text:p/>
              </draw:line>
            </draw:g>
          </draw:g>
        </draw:g>
        <draw:line draw:style-name="gr6" draw:text-style-name="P5" draw:layer="layout" svg:x1="8.516cm" svg:y1="20.406cm" svg:x2="9.638cm" svg:y2="20.406cm">
          <text:p/>
        </draw:line>
        <draw:g>
          <draw:line draw:style-name="gr55" draw:text-style-name="P4" draw:layer="layout" svg:x1="6.227cm" svg:y1="23.563cm" svg:x2="6.227cm" svg:y2="23.751cm">
            <text:p/>
          </draw:line>
          <draw:line draw:style-name="gr56" draw:text-style-name="P4" draw:layer="layout" svg:x1="6.039cm" svg:y1="23.751cm" svg:x2="6.414cm" svg:y2="23.751cm">
            <text:p/>
          </draw:line>
          <draw:line draw:style-name="gr57" draw:text-style-name="P4" draw:layer="layout" svg:x1="6.102cm" svg:y1="23.844cm" svg:x2="6.352cm" svg:y2="23.844cm">
            <text:p/>
          </draw:line>
          <draw:line draw:style-name="gr58" draw:text-style-name="P4" draw:layer="layout" svg:x1="6.164cm" svg:y1="23.938cm" svg:x2="6.289cm" svg:y2="23.938cm">
            <text:p/>
          </draw:line>
        </draw:g>
        <draw:frame draw:style-name="gr22" draw:text-style-name="P8" draw:layer="layout" svg:width="1.13cm" svg:height="1.835cm" svg:x="4.81cm" svg:y="21.543cm">
          <draw:text-box>
            <text:p><text:span text:style-name="T3">I</text:span><text:span text:style-name="T4">S2</text:span></text:p>
          </draw:text-box>
        </draw:frame>
        <draw:line draw:style-name="gr35" draw:text-style-name="P11" draw:layer="layout" svg:x1="9.531cm" svg:y1="23.494cm" svg:x2="6.139cm" svg:y2="23.494cm">
          <text:p/>
        </draw:line>
        <draw:frame draw:style-name="gr36" draw:text-style-name="P8" draw:layer="layout" svg:width="1.524cm" svg:height="1.043cm" svg:x="6.71cm" svg:y="19.138cm">
          <draw:text-box>
            <text:p><text:span text:style-name="T6">R</text:span><text:span text:style-name="T4">cl2</text:span></text:p>
          </draw:text-box>
        </draw:frame>
        <draw:frame draw:style-name="gr37" draw:text-style-name="P12" draw:layer="layout" svg:width="2.286cm" svg:height="1.657cm" svg:x="12.19cm" svg:y="21.351cm">
          <draw:text-box>
            <text:p><text:span text:style-name="T7">Coil 2 (FEM)</text:span></text:p>
          </draw:text-box>
        </draw:frame>
        <draw:line draw:style-name="gr38" draw:text-style-name="P11" draw:layer="layout" svg:x1="10.366cm" svg:y1="23.791cm" svg:x2="10.366cm" svg:y2="19.981cm">
          <text:p/>
        </draw:line>
        <draw:line draw:style-name="gr38" draw:text-style-name="P11" draw:layer="layout" svg:x1="8.534cm" svg:y1="18.965cm" svg:x2="5.994cm" svg:y2="18.965cm">
          <text:p/>
        </draw:line>
        <draw:frame draw:style-name="gr21" draw:text-style-name="P8" draw:layer="layout" svg:width="1.47cm" svg:height="1.27cm" svg:x="10.166cm" svg:y="21.251cm">
          <draw:text-box>
            <text:p><text:span text:style-name="T6">V</text:span><text:span text:style-name="T4">2,2</text:span></text:p>
          </draw:text-box>
        </draw:frame>
        <draw:custom-shape draw:style-name="gr39" draw:text-style-name="P13" draw:layer="layout" svg:width="1.016cm" svg:height="3.81cm" svg:x="11.074cm" svg:y="19.9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8" draw:text-style-name="P11" draw:layer="layout" svg:x1="4.724cm" svg:y1="23.448cm" svg:x2="4.724cm" svg:y2="20.4cm">
          <text:p/>
        </draw:line>
        <draw:line draw:style-name="gr59" draw:text-style-name="P11" draw:layer="layout" svg:x1="6.234cm" svg:y1="22.678cm" svg:x2="6.234cm" svg:y2="23.44cm">
          <text:p/>
        </draw:line>
        <draw:frame draw:style-name="gr21" draw:text-style-name="P8" draw:layer="layout" svg:width="1.524cm" svg:height="1.27cm" svg:x="6.588cm" svg:y="18.018cm">
          <draw:text-box>
            <text:p><text:span text:style-name="T6">V</text:span><text:span text:style-name="T4">cl2</text:span></text:p>
          </draw:text-box>
        </draw:frame>
        <draw:frame draw:style-name="gr21" draw:text-style-name="P8" draw:layer="layout" svg:width="1.524cm" svg:height="1.27cm" svg:x="3.486cm" svg:y="21.52cm">
          <draw:text-box>
            <text:p><text:span text:style-name="T6">V</text:span><text:span text:style-name="T4">S2</text:span></text:p>
          </draw:text-box>
        </draw:frame>
        <draw:frame draw:style-name="gr60" draw:text-style-name="P16" draw:layer="layout" svg:width="0.762cm" svg:height="1.016cm" svg:x="5.264cm" svg:y="13.5cm">
          <draw:text-box>
            <text:p><text:span text:style-name="T8">1</text:span></text:p>
          </draw:text-box>
        </draw:frame>
        <draw:frame draw:style-name="gr60" draw:text-style-name="P16" draw:layer="layout" svg:width="0.762cm" svg:height="1.016cm" svg:x="5.364cm" svg:y="5.572cm">
          <draw:text-box>
            <text:p><text:span text:style-name="T8">2</text:span></text:p>
          </draw:text-box>
        </draw:frame>
        <draw:frame draw:style-name="gr60" draw:text-style-name="P16" draw:layer="layout" svg:width="0.762cm" svg:height="1.016cm" svg:x="9.328cm" svg:y="5.364cm">
          <draw:text-box>
            <text:p><text:span text:style-name="T8">3</text:span></text:p>
          </draw:text-box>
        </draw:frame>
        <draw:frame draw:style-name="gr60" draw:text-style-name="P16" draw:layer="layout" svg:width="0.762cm" svg:height="1.016cm" svg:x="9.336cm" svg:y="9.536cm">
          <draw:text-box>
            <text:p><text:span text:style-name="T8">4</text:span></text:p>
          </draw:text-box>
        </draw:frame>
        <draw:line draw:style-name="gr59" draw:text-style-name="P11" draw:layer="layout" svg:x1="9.373cm" svg:y1="10.027cm" svg:x2="9.376cm" svg:y2="10.86cm">
          <text:p/>
        </draw:line>
        <draw:frame draw:style-name="gr60" draw:text-style-name="P16" draw:layer="layout" svg:width="0.762cm" svg:height="1.016cm" svg:x="5.418cm" svg:y="23.098cm">
          <draw:text-box>
            <text:p><text:span text:style-name="T8">1</text:span></text:p>
          </draw:text-box>
        </draw:frame>
        <draw:frame draw:style-name="gr60" draw:text-style-name="P16" draw:layer="layout" svg:width="0.762cm" svg:height="1.016cm" svg:x="5.518cm" svg:y="19.85cm">
          <draw:text-box>
            <text:p><text:span text:style-name="T8">2</text:span></text:p>
          </draw:text-box>
        </draw:frame>
        <draw:frame draw:style-name="gr60" draw:text-style-name="P16" draw:layer="layout" svg:width="0.762cm" svg:height="1.016cm" svg:x="9.428cm" svg:y="19.688cm">
          <draw:text-box>
            <text:p><text:span text:style-name="T8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2:33:42.434418669</meta:creation-date>
    <dc:date>2022-08-03T04:24:18.018305682</dc:date>
    <meta:editing-duration>PT38M27S</meta:editing-duration>
    <meta:editing-cycles>17</meta:editing-cycles>
    <meta:generator>LibreOffice/6.4.7.2$Linux_X86_64 LibreOffice_project/40$Build-2</meta:generator>
    <meta:document-statistic meta:object-count="109"/>
  </office:meta>
</office:document-meta>
</file>